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7.0486in" table:align="margins" style:writing-mode="lr-tb"/>
    </style:style>
    <style:style style:name="Table10.A" style:family="table-column">
      <style:table-column-properties style:column-width="7.0486in" style:rel-column-width="65535*"/>
    </style:style>
    <style:style style:name="Table10.A1" style:family="table-cell">
      <style:table-cell-properties fo:padding="0.0382in" fo:border="0.05pt solid #000000"/>
    </style:style>
    <style:style style:name="Table12" style:family="table">
      <style:table-properties style:width="7.0486in" table:align="margins" style:writing-mode="lr-tb"/>
    </style:style>
    <style:style style:name="Table12.A" style:family="table-column">
      <style:table-column-properties style:column-width="7.0486in" style:rel-column-width="65535*"/>
    </style:style>
    <style:style style:name="Table12.A1" style:family="table-cell">
      <style:table-cell-properties fo:padding="0.0382in" fo:border="0.05pt solid #000000"/>
    </style:style>
    <style:style style:name="Table4" style:family="table">
      <style:table-properties style:width="7.0486in" table:align="margins" style:writing-mode="lr-tb"/>
    </style:style>
    <style:style style:name="Table4.A" style:family="table-column">
      <style:table-column-properties style:column-width="7.0486in" style:rel-column-width="65535*"/>
    </style:style>
    <style:style style:name="Table4.A1" style:family="table-cell">
      <style:table-cell-properties fo:padding="0.0382in" fo:border="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b4c6a" officeooo:paragraph-rsid="000b4c6a"/>
    </style:style>
    <style:style style:name="P8" style:family="paragraph" style:parent-style-name="Table_20_Contents">
      <style:text-properties officeooo:rsid="000c1212" officeooo:paragraph-rsid="000c1212"/>
    </style:style>
    <style:style style:name="P9" style:family="paragraph" style:parent-style-name="Table_20_Contents">
      <style:paragraph-properties fo:text-align="start" style:justify-single-word="false"/>
      <style:text-properties officeooo:paragraph-rsid="000c1212"/>
    </style:style>
    <style:style style:name="P10" style:family="paragraph" style:parent-style-name="Table_20_Contents">
      <style:paragraph-properties fo:text-align="start" style:justify-single-word="false"/>
      <style:text-properties officeooo:paragraph-rsid="000d728c"/>
    </style:style>
    <style:style style:name="P11" style:family="paragraph" style:parent-style-name="Table_20_Contents">
      <style:text-properties officeooo:rsid="000d5dd5" officeooo:paragraph-rsid="000d5dd5"/>
    </style:style>
    <style:style style:name="P12" style:family="paragraph" style:parent-style-name="Table_20_Contents">
      <style:paragraph-properties fo:text-align="start" style:justify-single-word="false"/>
      <style:text-properties style:font-name="monospace" officeooo:rsid="000d5dd5" officeooo:paragraph-rsid="000d5dd5"/>
    </style:style>
    <style:style style:name="P13" style:family="paragraph" style:parent-style-name="Table_20_Contents">
      <style:text-properties officeooo:rsid="000d728c" officeooo:paragraph-rsid="000d728c"/>
    </style:style>
    <style:style style:name="P14" style:family="paragraph" style:parent-style-name="Table_20_Contents">
      <style:text-properties officeooo:paragraph-rsid="000d728c"/>
    </style:style>
    <style:style style:name="P15"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6" style:family="paragraph" style:parent-style-name="Table_20_Contents">
      <style:text-properties style:font-name="monospace" officeooo:rsid="000d728c" officeooo:paragraph-rsid="000d728c"/>
    </style:style>
    <style:style style:name="P17" style:family="paragraph" style:parent-style-name="Table_20_Contents">
      <style:paragraph-properties fo:text-align="start" style:justify-single-word="false"/>
      <style:text-properties style:font-name="monospace" officeooo:rsid="000d728c" officeooo:paragraph-rsid="000d728c"/>
    </style:style>
    <style:style style:name="P18" style:family="paragraph" style:parent-style-name="Table_20_Contents">
      <style:text-properties officeooo:rsid="00109967" officeooo:paragraph-rsid="00109967"/>
    </style:style>
    <style:style style:name="P19" style:family="paragraph" style:parent-style-name="Table_20_Contents">
      <style:text-properties officeooo:rsid="001294ba" officeooo:paragraph-rsid="001294ba"/>
    </style:style>
    <style:style style:name="P20" style:family="paragraph" style:parent-style-name="Table_20_Contents">
      <style:text-properties officeooo:rsid="001462bc" officeooo:paragraph-rsid="001462bc"/>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b4c6a"/>
    </style:style>
    <style:style style:name="T4" style:family="text">
      <style:text-properties fo:color="#000000" style:font-name="monospace" fo:background-color="#ffffff" loext:char-shading-value="0"/>
    </style:style>
    <style:style style:name="T5" style:family="text">
      <style:text-properties fo:color="#000000" style:font-name="monospace" officeooo:rsid="000c1212" fo:background-color="#ffffff" loext:char-shading-value="0"/>
    </style:style>
    <style:style style:name="T6" style:family="text">
      <style:text-properties fo:color="#000000" style:font-name="monospace" officeooo:rsid="000d728c" fo:background-color="#ffffff" loext:char-shading-value="0"/>
    </style:style>
    <style:style style:name="T7" style:family="text">
      <style:text-properties fo:color="#5454ff" style:font-name="monospace" fo:font-weight="bold" fo:background-color="#ffffff" loext:char-shading-value="0"/>
    </style:style>
    <style:style style:name="T8" style:family="text">
      <style:text-properties fo:color="#5454ff" style:font-name="monospace" fo:font-weight="bold" officeooo:rsid="000c1212" fo:background-color="#ffffff" loext:char-shading-value="0"/>
    </style:style>
    <style:style style:name="T9" style:family="text">
      <style:text-properties style:font-name="monospace"/>
    </style:style>
    <style:style style:name="T10" style:family="text">
      <style:text-properties style:font-name="monospace" officeooo:rsid="000c1212"/>
    </style:style>
    <style:style style:name="T11" style:family="text">
      <style:text-properties style:font-name="monospace" officeooo:rsid="000d5dd5"/>
    </style:style>
    <style:style style:name="T12" style:family="text">
      <style:text-properties style:font-name="monospace" officeooo:rsid="000d728c"/>
    </style:style>
    <style:style style:name="T13" style:family="text">
      <style:text-properties fo:color="#18b2b2" style:font-name="monospace" fo:background-color="#ffffff" loext:char-shading-value="0"/>
    </style:style>
    <style:style style:name="T14" style:family="text">
      <style:text-properties officeooo:rsid="001462bc"/>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5"><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Francisco Navarro Morales</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14">90 </text:span><text:s/>minutos.</text:p>
      <text:p text:style-name="Standard">1. He resuelto todas las dudas que tenía antes de iniciar la sesión de prácticas: …<text:span text:style-name="T14">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0">¿todo?</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0">Nada.</text:p>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pan text:style-name="T3">­</text:span>Mi solución al <text:span text:style-name="T2">ejercicio 1</text:span> ha sido:<text:span text:style-name="T3">­</text:span></text:p>
      <table:table table:name="Table9" table:style-name="Table9">
        <table:table-column table:style-name="Table9.A"/>
        <table:table-row>
          <table:table-cell table:style-name="Table9.A1" office:value-type="string">
            <text:p text:style-name="P7">Partiendo del main:</text:p>
            <text:p text:style-name="P7"><text:soft-page-break/></text:p>
            <text:p text:style-name="P7">int fd // declara una variable entera que será el “file descriptor”, que será utilizado por las llamadas al sistema “write”, “read”, “lseek” y “fcntl” para saber el punto del archivo (distancia desde el origen) con el que se está interactuando.</text:p>
            <text:p text:style-name="P7">If( (fd=open(“archivo”, O_CREAT | O_WRONLY, S_IRUSR | S_IWUSR) ) &lt; 0 ) </text:p>
            <text:p text:style-name="P7">Se hace una llamada al sistema “open”, la bandera O_CREAT hace que si el archivo no existe, se cree. El dueño del archivo será el usuario asociado al proceso que ejecuta el comando y el grupo asociado, aquel que tenga el directorio padre. </text:p>
            <text:p text:style-name="P8">Significado de las constantes simbólicas dadas a “mode” ( de OPEN) </text:p>
            <text:p text:style-name="P9"><text:span text:style-name="T8">S_IRUSR</text:span><text:span text:style-name="T5">  00400 user has read permission </text:span><text:span text:style-name="T10"><text:line-break/><text:line-break/></text:span><text:span text:style-name="T8">S_IWUSR</text:span><text:span text:style-name="T5">  00200 user has write permission</text:span><text:span text:style-name="T10"><text:line-break/><text:line-break/></text:span><text:span text:style-name="T4">      The  argument  </text:span><text:span text:style-name="T13">flags</text:span><text:span text:style-name="T4">  must  include  one of the following </text:span><text:span text:style-name="T13">access</text:span><text:span text:style-name="T4"> </text:span><text:span text:style-name="T13">modes</text:span><text:span text:style-name="T4">: </text:span><text:span text:style-name="T9"><text:line-break/>      </text:span><text:span text:style-name="T7">O_RDONLY</text:span><text:span text:style-name="T4">, </text:span><text:span text:style-name="T7">O_WRONLY</text:span><text:span text:style-name="T4">, or </text:span><text:span text:style-name="T7">O_RDWR</text:span><text:span text:style-name="T4">.  These request opening  the  file  read- </text:span><text:span text:style-name="T9"><text:line-break/>      only, write-only, or read/write, respectively.<text:line-break/><text:line-break/></text:span><text:span text:style-name="T11">Es decir, el programa va a abrir el archivo en modo de escritura “WRONLY” ; en caso de que no exista, lo va a crear dando al usuario permiso de lectura y escritura. Como la llamada a open devuelve un entero (el file descriptor) y este debe ser 0 (inicio del archivo) o mayor que cero (en cualquier punto de este), pero no puede ser negativo (no tiene sentido). Si el resultado de fd=open es menor que cero significa que ha habido un error y se muestra dicho error con printf y perror en las respectivas salidas. También se devuelve -1 y se termina la ejecución del programa. </text:span></text:p>
            <text:p text:style-name="P12">Si no ocurre esto (es decir, si el archivo se abre corréctamente) </text:p>
            <text:p text:style-name="P12"><text:s text:c="4"/>if(write(fd,buf1,10) != 10) {</text:p>
            <text:p text:style-name="P12"><text:s text:c="4"/>perror("\nError en primer write");</text:p>
            <text:p text:style-name="P12"><text:s text:c="4"/>exit(-1);</text:p>
            <text:p text:style-name="P11">Estas sentencias llaman a “write” para que escriba en fd (file descriptor) el contenido desde el puntero a buf1 hasta 10 posiciones adelante y devuelve el número de posiciones escritas (por eso en el condicional se comprueba que el número concuerde con lo que queremos escribir haciendo (write….) != 10) Si no se han escrito todos los caracteres, devuelve el error dado utilizando perror.</text:p>
            <text:p text:style-name="P11"/>
            <text:p text:style-name="P11"><text:s text:c="4"/>if(lseek(fd,40,SEEK_SET) &lt; 0) {</text:p>
            <text:p text:style-name="P11"><text:s text:c="4"/>perror("\nError en lseek");</text:p>
            <text:p text:style-name="P11"><text:s text:c="4"/>exit(-1);</text:p>
            <text:p text:style-name="P13">Esta parte avanza fd al byte 40 (desde el comienzo del archivo) rellenando los huecos con \0, que luego no aparecerán al imprimir archivo con cat, pero que sí se pueden apreciar al llamar a od -c archivo. </text:p>
            <text:p text:style-name="P14"><text:span text:style-name="T6">0</text:span><text:span text:style-name="T4">000000   a   b   c   d   e   f   g   h   i   j  \0  \0  \0  \0  \0  \0 </text:span><text:span text:style-name="T9"><text:line-break/></text:span><text:soft-page-break/><text:span text:style-name="T9">0000020  \0  \0  \0  \0  \0  \0  \0  \0  \0  \0  \0  \0  \0  \0  \0  \0 <text:line-break/>0000040  \0  \0  \0  \0  \0  \0  \0  \0   A   B   C   D   E   F   G   H <text:line-break/>0000060   I   J <text:line-break/>0000062<text:line-break/></text:span></text:p>
            <text:p text:style-name="P16">if(write(fd,buf2,10) != 10) {</text:p>
            <text:p text:style-name="P16">perror("\nError en segundo write");</text:p>
            <text:p text:style-name="P17">exit(-1);</text:p>
            <text:p text:style-name="P17">}</text:p>
            <text:p text:style-name="P17">close(fd);</text:p>
            <text:p text:style-name="P10"><text:span text:style-name="T12">return 0;</text:span><text:span text:style-name="T9"><text:line-break/></text:span></text:p>
            <text:p text:style-name="P13">Estas últimas líneas escriben el valor del segundo vector en el lugar donde ha quedado fd tras el seek y finalmente devuelve 0. </text:p>
          </table:table-cell>
        </table:table-row>
        <table:table-row>
          <table:table-cell table:style-name="Table9.A2" office:value-type="string">
            <text:p text:style-name="P7"/>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8">#include&lt;sys/types.h&gt;</text:p>
            <text:p text:style-name="P18">#include&lt;sys/stat.h&gt;</text:p>
            <text:p text:style-name="P18">#include&lt;fcntl.h&gt;</text:p>
            <text:p text:style-name="P18">#include&lt;stdio.h&gt;</text:p>
            <text:p text:style-name="P18">#include&lt;errno.h&gt;</text:p>
            <text:p text:style-name="P18">#include&lt;string.h&gt;</text:p>
            <text:p text:style-name="P18"/>
            <text:p text:style-name="P18">int main(int argc, char *argv[]){</text:p>
            <text:p text:style-name="P18"/>
            <text:p text:style-name="P18"><text:s text:c="2"/>if(argc&gt;2){</text:p>
            <text:p text:style-name="P18"><text:s text:c="4"/>printf("\nSintaxis de ejecución: ejercicio2 [&lt;nombr_archivo]]\n\to bien ningun argumento\n\n") ;</text:p>
            <text:p text:style-name="P18"><text:s text:c="4"/>return(-1);</text:p>
            <text:p text:style-name="P18"><text:s text:c="2"/>}</text:p>
            <text:p text:style-name="P18"><text:s text:c="2"/>else if( argc == 2){</text:p>
            <text:p text:style-name="P18"/>
            <text:p text:style-name="P18"><text:soft-page-break/>int fd1, fd2 ;</text:p>
            <text:p text:style-name="P18"/>
            <text:p text:style-name="P18"><text:s/>char buf[80] ;</text:p>
            <text:p text:style-name="P18"/>
            <text:p text:style-name="P18"><text:s/>if( (fd1 = open(argv[1], O_RDONLY, S_IRUSR | S_IWUSR)) &lt;0){</text:p>
            <text:p text:style-name="P18"><text:s text:c="3"/>printf("\nError %d en open",errno);</text:p>
            <text:p text:style-name="P18"><text:s text:c="3"/>perror("\nError en open");</text:p>
            <text:p text:style-name="P18"><text:s text:c="3"/>return(-1);</text:p>
            <text:p text:style-name="P18"><text:s/>}</text:p>
            <text:p text:style-name="P18"><text:s/>if( (fd2 = open("salida.txt", O_CREAT | O_WRONLY, S_IRUSR | S_IWUSR)) &lt;0){</text:p>
            <text:p text:style-name="P18"><text:s text:c="3"/>printf("\nError %d en open",errno);</text:p>
            <text:p text:style-name="P18"><text:s text:c="3"/>perror("\nError en open");</text:p>
            <text:p text:style-name="P18"><text:s text:c="3"/>return(-1);</text:p>
            <text:p text:style-name="P18"><text:s/>}</text:p>
            <text:p text:style-name="P18"/>
            <text:p text:style-name="P18"/>
            <text:p text:style-name="P18">int endfd = lseek(fd1, 0, SEEK_END) ; </text:p>
            <text:p text:style-name="P18"/>
            <text:p text:style-name="P18">lseek(fd1,0,SEEK_SET) ; </text:p>
            <text:p text:style-name="P18"/>
            <text:p text:style-name="P18"/>
            <text:p text:style-name="P18">char numbloq[10] ; </text:p>
            <text:p text:style-name="P18"/>
            <text:p text:style-name="P18"/>
            <text:p text:style-name="P18">sprintf(numbloq,"\nEl número de bloque es %d\n\n", (endfd/80)+1) ; </text:p>
            <text:p text:style-name="P18"/>
            <text:p text:style-name="P18">write(fd2,numbloq,strlen(numbloq)) ; </text:p>
            <text:p text:style-name="P18"/>
            <text:p text:style-name="P18"><text:s/>int i = 0 ;</text:p>
            <text:p text:style-name="P18"/>
            <text:p text:style-name="P18">char bloque[12] ;</text:p>
            <text:p text:style-name="P18"><text:soft-page-break/></text:p>
            <text:p text:style-name="P18">int a ;</text:p>
            <text:p text:style-name="P18"/>
            <text:p text:style-name="P18">while( (a = read(fd1, buf, 80)) &gt; 0){</text:p>
            <text:p text:style-name="P18"/>
            <text:p text:style-name="P18">sprintf(bloque,"\nBloque nº %d \n\0", i) ; </text:p>
            <text:p text:style-name="P18"/>
            <text:p text:style-name="P18">if(write(fd2,bloque,strlen(bloque)) &lt; 0) {</text:p>
            <text:p text:style-name="P18"><text:s text:c="3"/>perror("\nError en write");</text:p>
            <text:p text:style-name="P18"><text:s text:c="3"/>return(-1);</text:p>
            <text:p text:style-name="P18">}</text:p>
            <text:p text:style-name="P18"/>
            <text:p text:style-name="P18">if(write(fd2,buf,a) &lt; 0) {</text:p>
            <text:p text:style-name="P18">perror("\nError en write");</text:p>
            <text:p text:style-name="P18">return(-1);</text:p>
            <text:p text:style-name="P18">}</text:p>
            <text:p text:style-name="P18"/>
            <text:p text:style-name="P18"/>
            <text:p text:style-name="P18">i = i + 1 ; </text:p>
            <text:p text:style-name="P18"/>
            <text:p text:style-name="P18"/>
            <text:p text:style-name="P18"><text:s/>}</text:p>
            <text:p text:style-name="P18"><text:s text:c="2"/>}</text:p>
            <text:p text:style-name="P18"/>
            <text:p text:style-name="P18"><text:s text:c="2"/>else{</text:p>
            <text:p text:style-name="P18">char str[100] ;</text:p>
            <text:p text:style-name="P18"/>
            <text:p text:style-name="P18">scanf("%s",str) ;</text:p>
            <text:p text:style-name="P18"/>
            <text:p text:style-name="P18">int fd2 ;</text:p>
            <text:p text:style-name="P18"/>
            <text:p text:style-name="P18"><text:soft-page-break/>if( (fd2 = open("salida.txt", O_CREAT | O_WRONLY, S_IRUSR | S_IWUSR)) &lt;0){</text:p>
            <text:p text:style-name="P18">printf("\nError %d en open",errno);</text:p>
            <text:p text:style-name="P18">perror("\nError en open");</text:p>
            <text:p text:style-name="P18">return(-1);</text:p>
            <text:p text:style-name="P18">}</text:p>
            <text:p text:style-name="P18"/>
            <text:p text:style-name="P18">if(write(fd2,str,strlen(str)) &lt; 0) {</text:p>
            <text:p text:style-name="P18">perror("\nError en write");</text:p>
            <text:p text:style-name="P18">return(-1);</text:p>
            <text:p text:style-name="P18"/>
            <text:p text:style-name="P18">}</text:p>
            <text:p text:style-name="P18"/>
            <text:p text:style-name="P18">}</text:p>
            <text:p text:style-name="P18"/>
            <text:p text:style-name="P18"><text:s/>return(0);</text:p>
            <text:p text:style-name="P18"><text:s text:c="2"/>}</text:p>
            <text:p text:style-name="P18">** NOTA: para añadir la funcionalidad adicional he añadido las líneas: </text:p>
            <text:p text:style-name="P18">int endfd = lseek(fd1, 0, SEEK_END) ; </text:p>
            <text:p text:style-name="P18"/>
            <text:p text:style-name="P18">lseek(fd1,0,SEEK_SET) ; </text:p>
            <text:p text:style-name="P18"/>
            <text:p text:style-name="P18"/>
            <text:p text:style-name="P18">char numbloq[10] ; </text:p>
            <text:p text:style-name="P18"/>
            <text:p text:style-name="P18"/>
            <text:p text:style-name="P18">sprintf(numbloq,"\nEl número de bloque es %d\n\n", (endfd/80)+1) ; </text:p>
            <text:p text:style-name="P18"/>
            <text:p text:style-name="P18">write(fd2,numbloq,strlen(numbloq)) ; </text:p>
            <text:p text:style-name="P18">*****************************************</text:p>
          </table:table-cell>
        </table:table-row>
      </table:table>
      <text:p text:style-name="Standard"/>
      <text:p text:style-name="Standard">Mi solución a la <text:span text:style-name="T2">ejercicio 3</text:span> ha sido:</text:p>
      <table:table table:name="Table12" table:style-name="Table12">
        <table:table-column table:style-name="Table12.A"/>
        <text:soft-page-break/>
        <table:table-row>
          <table:table-cell table:style-name="Table12.A1" office:value-type="string">
            <text:p text:style-name="P19">El programa simplemente recoge información sobre el archvo dado como argumento y lo almacena en el struct de tipo stat, atributos. Después va utilizando las marcas POSIX para comprobar el tipo de fichero e imprime precisamente este tipo. Si el tipo no concuerda con ninguno de los que se comprueba, devuelve “tipo de archivo desconocido”. </text:p>
            <text:p text:style-name="P19"/>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Table_20_Contents"/>
            <text:p text:style-name="P19">#define S_ISREG2(mode) (mode &amp; S_IFMT == S_IFREG)</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0-29T17:04:32.602924793</dc:date>
    <meta:print-date>2011-10-06T10:39:21</meta:print-date>
    <meta:editing-cycles>188</meta:editing-cycles>
    <meta:editing-duration>PT23H34M6S</meta:editing-duration>
    <meta:document-statistic meta:table-count="10" meta:image-count="1" meta:object-count="0" meta:page-count="7" meta:paragraph-count="112" meta:word-count="916" meta:character-count="5791" meta:non-whitespace-character-count="4770"/>
    <meta:user-defined meta:name="Información 1"/>
    <meta:user-defined meta:name="Información 2"/>
    <meta:user-defined meta:name="Información 3"/>
    <meta:user-defined meta:name="Información 4"/>
  </office:meta>
</office:document-meta>
</file>